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3B50D39DAF045C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553cm, 7.36cm, 10.744cm, 8.0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602cm" svg:x="0.301cm" svg:y="0.201cm">
          <draw:image xlink:href="Pictures/10000000000005E8000007E003B50D39DAF045C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17:17.076777753</dc:date>
    <meta:editing-duration>PT2M5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